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161cm" svg:height="25.273cm" svg:x="1.381cm" svg:y="1cm">
          <text:p/>
        </draw:rect>
        <draw:circle draw:style-name="gr2" draw:text-style-name="P1" xml:id="id1" draw:id="id1" draw:layer="layout" svg:width="2.286cm" svg:height="2.286cm" svg:x="9.763cm" svg:y="1.508cm">
          <text:p text:style-name="P1">Start</text:p>
        </draw:circle>
        <draw:rect draw:style-name="gr2" draw:text-style-name="P1" xml:id="id2" draw:id="id2" draw:layer="layout" svg:width="2.286cm" svg:height="1.397cm" svg:x="4.909cm" svg:y="5.312cm">
          <text:p text:style-name="P1">SRS</text:p>
        </draw:rect>
        <draw:rect draw:style-name="gr2" draw:text-style-name="P1" xml:id="id3" draw:id="id3" draw:layer="layout" svg:width="2.413cm" svg:height="1.397cm" svg:x="13.827cm" svg:y="5.318cm">
          <text:p text:style-name="P1">SPMP</text:p>
        </draw:rect>
        <draw:rect draw:style-name="gr2" draw:text-style-name="P1" xml:id="id4" draw:id="id4" draw:layer="layout" svg:width="7.239cm" svg:height="2.032cm" svg:x="7.096cm" svg:y="8.239cm">
          <text:p text:style-name="P1">“Product Requirements”</text:p>
          <text:p text:style-name="P1">Presentation</text:p>
        </draw:rect>
        <draw:rect draw:style-name="gr2" draw:text-style-name="P1" xml:id="id5" draw:id="id5" draw:layer="layout" svg:width="4.445cm" svg:height="1.27cm" svg:x="1.508cm" svg:y="12.938cm">
          <text:p text:style-name="P1">PlasmaGraph</text:p>
        </draw:rect>
        <draw:rect draw:style-name="gr2" draw:text-style-name="P1" xml:id="id6" draw:id="id6" draw:layer="layout" svg:width="2.413cm" svg:height="1.397cm" svg:x="6.588cm" svg:y="12.938cm">
          <text:p text:style-name="P1">STD</text:p>
        </draw:rect>
        <draw:rect draw:style-name="gr2" draw:text-style-name="P1" xml:id="id7" draw:id="id7" draw:layer="layout" svg:width="2.413cm" svg:height="1.397cm" svg:x="10.271cm" svg:y="12.938cm">
          <text:p text:style-name="P1">SDD</text:p>
        </draw:rect>
        <draw:rect draw:style-name="gr2" draw:text-style-name="P1" xml:id="id8" draw:id="id8" draw:layer="layout" svg:width="6.477cm" svg:height="1.778cm" svg:x="2.778cm" svg:y="17.51cm">
          <text:p text:style-name="P1">“Using PlasmaGraph”</text:p>
          <text:p text:style-name="P1">Presentation</text:p>
        </draw:rect>
        <draw:rect draw:style-name="gr2" draw:text-style-name="P1" xml:id="id9" draw:id="id9" draw:layer="layout" svg:width="2.667cm" svg:height="1.524cm" svg:x="12.684cm" svg:y="17.51cm">
          <text:p text:style-name="P1">User</text:p>
          <text:p text:style-name="P1">Manual</text:p>
        </draw:rect>
        <draw:rect draw:style-name="gr2" draw:text-style-name="P1" xml:id="id10" draw:id="id10" draw:layer="layout" svg:width="4.572cm" svg:height="1.778cm" svg:x="8.112cm" svg:y="20.812cm">
          <text:p text:style-name="P1">Final Project</text:p>
          <text:p text:style-name="P1">Presentation</text:p>
        </draw:rect>
        <draw:circle draw:style-name="gr2" draw:text-style-name="P1" xml:id="id11" draw:id="id11" draw:layer="layout" svg:width="2.286cm" svg:height="2.286cm" svg:x="9.255cm" svg:y="23.606cm">
          <text:p text:style-name="P1">End</text:p>
        </draw:circle>
        <draw:connector draw:style-name="gr3" draw:text-style-name="P1" draw:layer="layout" svg:x1="10.906cm" svg:y1="3.794cm" svg:x2="6.052cm" svg:y2="5.312cm" draw:start-shape="id1" draw:start-glue-point="2" draw:end-shape="id2" svg:d="m10906 3794v759h-4854v759">
          <text:p/>
        </draw:connector>
        <draw:connector draw:style-name="gr3" draw:text-style-name="P1" draw:layer="layout" svg:x1="10.906cm" svg:y1="3.794cm" svg:x2="15.033cm" svg:y2="5.318cm" draw:start-shape="id1" draw:start-glue-point="2" draw:end-shape="id3" draw:end-glue-point="0" svg:d="m10906 3794v762h4127v762">
          <text:p/>
        </draw:connector>
        <draw:connector draw:style-name="gr3" draw:text-style-name="P1" draw:layer="layout" svg:x1="6.052cm" svg:y1="6.709cm" svg:x2="10.715cm" svg:y2="8.239cm" draw:start-shape="id2" draw:start-glue-point="2" draw:end-shape="id4" svg:d="m6052 6709v765h4663v765">
          <text:p/>
        </draw:connector>
        <draw:connector draw:style-name="gr3" draw:text-style-name="P1" draw:layer="layout" svg:x1="15.033cm" svg:y1="6.715cm" svg:x2="10.715cm" svg:y2="8.239cm" draw:start-shape="id3" draw:start-glue-point="2" draw:end-shape="id4" draw:end-glue-point="0" svg:d="m15033 6715v762h-4318v762">
          <text:p/>
        </draw:connector>
        <draw:connector draw:style-name="gr3" draw:text-style-name="P1" draw:layer="layout" svg:x1="10.715cm" svg:y1="10.271cm" svg:x2="3.73cm" svg:y2="12.938cm" draw:start-shape="id4" draw:start-glue-point="2" draw:end-shape="id5" draw:end-glue-point="0" svg:d="m10715 10271v1334h-6985v1333">
          <text:p/>
        </draw:connector>
        <draw:connector draw:style-name="gr3" draw:text-style-name="P1" draw:layer="layout" svg:x1="10.715cm" svg:y1="10.271cm" svg:x2="7.794cm" svg:y2="12.938cm" draw:start-shape="id4" draw:start-glue-point="2" draw:end-shape="id6" draw:end-glue-point="0" svg:d="m10715 10271v1334h-2921v1333">
          <text:p/>
        </draw:connector>
        <draw:connector draw:style-name="gr3" draw:text-style-name="P1" draw:layer="layout" svg:x1="10.715cm" svg:y1="10.271cm" svg:x2="11.477cm" svg:y2="12.938cm" draw:start-shape="id4" draw:start-glue-point="2" draw:end-shape="id7" svg:d="m10715 10271v1334h762v1333">
          <text:p/>
        </draw:connector>
        <draw:connector draw:style-name="gr3" draw:text-style-name="P1" draw:layer="layout" draw:line-skew="0.127cm" svg:x1="3.73cm" svg:y1="14.208cm" svg:x2="6.016cm" svg:y2="17.51cm" draw:start-shape="id5" draw:start-glue-point="2" draw:end-shape="id8" svg:d="m3730 14208v1778h2286v1524">
          <text:p/>
        </draw:connector>
        <draw:connector draw:style-name="gr3" draw:text-style-name="P1" draw:layer="layout" draw:line-skew="0.063cm" svg:x1="7.794cm" svg:y1="14.335cm" svg:x2="6.016cm" svg:y2="17.51cm" draw:start-shape="id6" draw:start-glue-point="2" draw:end-shape="id8" draw:end-glue-point="0" svg:d="m7794 14335v1651h-1778v1524">
          <text:p/>
        </draw:connector>
        <draw:connector draw:style-name="gr3" draw:text-style-name="P1" draw:layer="layout" draw:line-skew="0.063cm" svg:x1="11.477cm" svg:y1="14.335cm" svg:x2="6.016cm" svg:y2="17.51cm" draw:start-shape="id7" draw:end-shape="id8" draw:end-glue-point="0" svg:d="m11477 14335v1651h-5461v1524">
          <text:p/>
        </draw:connector>
        <draw:connector draw:style-name="gr3" draw:text-style-name="P1" draw:layer="layout" draw:line-skew="0.127cm" svg:x1="3.73cm" svg:y1="14.208cm" svg:x2="14.017cm" svg:y2="17.51cm" draw:start-shape="id5" draw:start-glue-point="2" draw:end-shape="id9" draw:end-glue-point="0" svg:d="m3730 14208v1778h10287v1524">
          <text:p/>
        </draw:connector>
        <draw:connector draw:style-name="gr3" draw:text-style-name="P1" draw:layer="layout" draw:line-skew="-0.191cm" svg:x1="6.016cm" svg:y1="19.288cm" svg:x2="10.398cm" svg:y2="20.812cm" draw:start-shape="id8" draw:start-glue-point="2" draw:end-shape="id10" svg:d="m6016 19288v571h4382v953">
          <text:p/>
        </draw:connector>
        <draw:connector draw:style-name="gr3" draw:text-style-name="P1" draw:layer="layout" draw:line-skew="-0.064cm" svg:x1="14.017cm" svg:y1="19.034cm" svg:x2="10.398cm" svg:y2="20.812cm" draw:start-shape="id9" draw:start-glue-point="2" draw:end-shape="id10" draw:end-glue-point="0" svg:d="m14017 19034v825h-3619v953">
          <text:p/>
        </draw:connector>
        <draw:connector draw:style-name="gr3" draw:text-style-name="P1" draw:layer="layout" svg:x1="10.398cm" svg:y1="22.59cm" svg:x2="10.398cm" svg:y2="23.606cm" draw:start-shape="id10" draw:start-glue-point="2" draw:end-shape="id11" draw:end-glue-point="0" svg:d="m10398 22590v1016">
          <text:p/>
        </draw:connector>
        <draw:rect draw:style-name="gr2" draw:text-style-name="P1" xml:id="id12" draw:id="id12" draw:layer="layout" svg:width="4.445cm" svg:height="1.397cm" svg:x="14.081cm" svg:y="12.938cm">
          <text:p text:style-name="P1">Code</text:p>
          <text:p text:style-name="P1">Documentation</text:p>
        </draw:rect>
        <draw:connector draw:style-name="gr3" draw:text-style-name="P1" draw:layer="layout" svg:x1="10.715cm" svg:y1="10.271cm" svg:x2="16.303cm" svg:y2="12.938cm" draw:start-shape="id4" draw:start-glue-point="2" draw:end-shape="id12" svg:d="m10715 10271v1334h5588v1333">
          <text:p/>
        </draw:connector>
        <draw:connector draw:style-name="gr3" draw:text-style-name="P1" draw:layer="layout" draw:line-skew="0.063cm" svg:x1="16.303cm" svg:y1="14.335cm" svg:x2="14.017cm" svg:y2="17.51cm" draw:start-shape="id12" draw:start-glue-point="2" draw:end-shape="id9" svg:d="m16303 14335v1651h-2286v1524">
          <text:p/>
        </draw:connector>
        <draw:rect draw:style-name="gr1" draw:text-style-name="P1" draw:layer="layout" svg:width="18.161cm" svg:height="25.273cm" svg:x="1.382cm" svg:y="1.001cm">
          <text:p/>
        </draw:rect>
        <draw:rect draw:style-name="gr1" draw:text-style-name="P1" draw:layer="layout" svg:width="18.161cm" svg:height="25.273cm" svg:x="1.382cm" svg:y="1.001cm">
          <text:p/>
        </draw:rect>
      </draw:page>
      <draw:page draw:name="page2" draw:style-name="dp1" draw:master-page-name="Default">
        <draw:circle draw:style-name="gr2" draw:text-style-name="P1" xml:id="id13" draw:id="id13" draw:layer="layout" svg:width="2.286cm" svg:height="2.286cm" svg:x="9.128cm" svg:y="2.016cm">
          <text:p text:style-name="P1">Start</text:p>
        </draw:circle>
        <draw:circle draw:style-name="gr2" draw:text-style-name="P1" xml:id="id17" draw:id="id17" draw:layer="layout" svg:width="2.286cm" svg:height="2.286cm" svg:x="9.128cm" svg:y="11.668cm">
          <text:p text:style-name="P1">End</text:p>
        </draw:circle>
        <draw:rect draw:style-name="gr2" draw:text-style-name="P1" xml:id="id14" draw:id="id14" draw:layer="layout" svg:width="4.064cm" svg:height="1.905cm" svg:x="2.778cm" svg:y="6.08cm">
          <text:p text:style-name="P1">Data-Reading</text:p>
          <text:p text:style-name="P1">Module</text:p>
        </draw:rect>
        <draw:rect draw:style-name="gr2" draw:text-style-name="P1" xml:id="id15" draw:id="id15" draw:layer="layout" svg:width="4.318cm" svg:height="1.905cm" svg:x="8.112cm" svg:y="6.08cm">
          <text:p text:style-name="P1">Data-Graphing</text:p>
          <text:p text:style-name="P1">Module</text:p>
        </draw:rect>
        <draw:rect draw:style-name="gr2" draw:text-style-name="P1" xml:id="id16" draw:id="id16" draw:layer="layout" svg:width="6.096cm" svg:height="1.651cm" svg:x="13.065cm" svg:y="6.08cm">
          <text:p text:style-name="P1">Program Graphical</text:p>
          <text:p text:style-name="P1">User Interface</text:p>
        </draw:rect>
        <draw:connector draw:style-name="gr3" draw:text-style-name="P1" draw:layer="layout" svg:x1="10.271cm" svg:y1="4.302cm" svg:x2="4.81cm" svg:y2="6.08cm" draw:start-shape="id13" draw:start-glue-point="2" draw:end-shape="id14" svg:d="m10271 4302v889h-5461v889">
          <text:p/>
        </draw:connector>
        <draw:connector draw:style-name="gr3" draw:text-style-name="P1" draw:layer="layout" svg:x1="10.271cm" svg:y1="4.302cm" svg:x2="10.271cm" svg:y2="6.08cm" draw:start-shape="id13" draw:start-glue-point="2" draw:end-shape="id15" draw:end-glue-point="0" svg:d="m10271 4302v1778">
          <text:p/>
        </draw:connector>
        <draw:connector draw:style-name="gr3" draw:text-style-name="P1" draw:layer="layout" svg:x1="16.113cm" svg:y1="7.731cm" svg:x2="10.271cm" svg:y2="11.668cm" draw:start-shape="id16" draw:start-glue-point="2" draw:end-shape="id17" draw:end-glue-point="0" svg:d="m16113 7731v1969h-5842v1968">
          <text:p/>
        </draw:connector>
        <draw:connector draw:style-name="gr3" draw:text-style-name="P1" draw:layer="layout" svg:x1="10.271cm" svg:y1="7.985cm" svg:x2="10.271cm" svg:y2="11.668cm" draw:start-shape="id15" draw:start-glue-point="2" draw:end-shape="id17" draw:end-glue-point="0" svg:d="m10271 7985v3683">
          <text:p/>
        </draw:connector>
        <draw:connector draw:style-name="gr3" draw:text-style-name="P1" draw:layer="layout" draw:line-skew="-0.127cm" svg:x1="4.81cm" svg:y1="7.985cm" svg:x2="10.271cm" svg:y2="11.668cm" draw:start-shape="id14" draw:start-glue-point="2" draw:end-shape="id17" svg:d="m4810 7985v1715h5461v1968">
          <text:p/>
        </draw:connector>
        <draw:connector draw:style-name="gr3" draw:text-style-name="P1" draw:layer="layout" svg:x1="10.271cm" svg:y1="4.302cm" svg:x2="16.113cm" svg:y2="6.08cm" draw:start-shape="id13" draw:start-glue-point="2" draw:end-shape="id16" draw:end-glue-point="0" svg:d="m10271 4302v889h5842v889">
          <text:p/>
        </draw:connector>
        <draw:rect draw:style-name="gr1" draw:text-style-name="P1" draw:layer="layout" svg:width="17.273cm" svg:height="13.334cm" svg:x="2.27cm" svg:y="1.00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2T22:22:20.71</meta:creation-date>
    <dc:date>2014-05-14T13:31:34.17</dc:date>
    <meta:editing-duration>PT58M53S</meta:editing-duration>
    <meta:editing-cycles>7</meta:editing-cycles>
    <meta:generator>OpenOffice/4.0.1$Win32 OpenOffice.org_project/401m5$Build-9714</meta:generator>
    <meta:document-statistic meta:object-count="43"/>
  </office:meta>
</office:document-meta>
</file>